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Bahnschrift SemiBold'" style:font-family-asian="'Bahnschrift SemiBold'" style:font-family-complex="'Bahnschrift SemiBold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3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style:text-position="super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0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36.00pt" text:min-label-width="18.00pt"/>
      </text:list-level-style-number>
    </text:list-style>
    <style:style style:name="P1" style:family="paragraph">
      <style:paragraph-properties fo:line-height="100.00%" fo:text-align="justify" fo:margin-bottom="8.00p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 fo:margin-top="14.00pt" fo:margin-bottom="14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left="18.00pt" fo:text-indent="-18.00pt" fo:margin-top="14.00pt" fo:margin-bottom="4.00pt"/>
    </style:style>
    <style:style style:name="P6" style:family="paragraph">
      <style:paragraph-properties fo:line-height="100.00%" fo:text-align="justify" fo:margin-left="18.00pt" fo:text-indent="0.00pt" fo:margin-top="14.00pt" fo:margin-bottom="14.00pt"/>
    </style:style>
    <style:style style:name="P7" style:family="paragraph">
      <style:paragraph-properties fo:line-height="100.00%" fo:text-align="justify" fo:margin-left="18.00pt" fo:text-indent="0.00pt" fo:margin-top="12.00pt" fo:margin-bottom="12.00pt"/>
    </style:style>
    <style:style style:name="P8" style:family="paragraph">
      <style:paragraph-properties fo:line-height="100.00%" fo:text-align="justify" fo:margin-left="15.15pt" fo:text-indent="0.00pt" fo:margin-top="12.00pt" fo:margin-bottom="12.00pt"/>
    </style:style>
    <style:style style:name="P9" style:family="paragraph">
      <style:paragraph-properties fo:line-height="100.00%" fo:text-align="justify" fo:margin-left="18.00pt" fo:text-indent="0.00pt" fo:margin-top="12.00pt" fo:margin-bottom="12.00pt"/>
    </style:style>
    <style:style style:name="P10" style:family="paragraph">
      <style:paragraph-properties fo:line-height="100.00%" fo:text-align="justify" fo:margin-left="54.00pt" fo:text-indent="-18.00pt" fo:margin-bottom="8.00pt"/>
    </style:style>
    <style:style style:name="P11" style:family="paragraph">
      <style:paragraph-properties fo:line-height="100.00%" fo:text-align="justify" fo:margin-left="18.00pt" fo:text-indent="0.00pt" fo:margin-top="14.00pt" fo:margin-bottom="14.00pt"/>
    </style:style>
    <style:style style:name="P12" style:family="paragraph">
      <style:paragraph-properties fo:line-height="100.00%" fo:text-align="justify" fo:margin-top="14.00pt" fo:margin-bottom="14.00p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 fo:margin-left="54.00pt" fo:text-indent="-18.00pt" fo:margin-bottom="8.00pt"/>
    </style:style>
    <style:style style:name="P15" style:family="paragraph">
      <style:paragraph-properties fo:line-height="100.00%" fo:text-align="justify" fo:margin-top="14.00pt" fo:margin-bottom="14.00pt"/>
    </style:style>
    <style:style style:name="P16" style:family="paragraph">
      <style:paragraph-properties fo:line-height="100.00%" fo:text-align="justify" fo:margin-top="12.00pt" fo:margin-bottom="12.00pt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justify" fo:margin-left="54.00pt" fo:text-indent="-18.00pt" fo:margin-bottom="8.00pt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justify" fo:margin-top="14.00pt" fo:margin-bottom="14.00p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15.00%" fo:text-align="justify" fo:margin-bottom="10.00pt"/>
    </style:style>
  </office:automatic-styles>
  <office:body>
    <office:text>
      <text:list text:style-name="L1">
        <text:list-item>
          <text:p text:style-name="P1"><text:span text:style-name="T1">Thankyou Email :-</text:span><text:span text:style-name="T2"/></text:p>
        </text:list-item>
      </text:list>
      <text:p text:style-name="P2"><text:span text:style-name="T3"/></text:p>
      <text:p text:style-name="P3"><text:span text:style-name="T4">To: tops@gmail.com<text:line-break/>Subject: Thank You for the Opportunity</text:span><text:span text:style-name="T5"/></text:p>
      <text:p text:style-name="P3"><text:span text:style-name="T6">Dear Sir</text:span><text:span text:style-name="T7"/></text:p>
      <text:p text:style-name="P3"><text:span text:style-name="T8">I sincerely want to thank you for the opportunity to learn and grow with</text:span><text:span text:style-name="T9"><text:s/></text:span><text:span text:style-name="T10">Tops Technologies</text:span><text:span text:style-name="T11">.<text:line-break/></text:span><text:span text:style-name="T12">Your guidance and support have been very valuable to me. I truly appreciate the time and effort you invested in helping me improve my skills.</text:span><text:span text:style-name="T13"/></text:p>
      <text:p text:style-name="P3"><text:span text:style-name="T14">Thank you once again for your encouragement and mentorship.</text:span><text:span text:style-name="T15"/></text:p>
      <text:p text:style-name="P3"><text:span text:style-name="T16">Best regards,</text:span><text:span text:style-name="T17"><text:line-break/></text:span><text:span text:style-name="T18">Ankita Gondaliya</text:span><text:span text:style-name="T19"><text:line-break/></text:span><text:span text:style-name="T20">Rajkot</text:span><text:span text:style-name="T21"><text:line-break/></text:span><text:span text:style-name="T22">Email</text:span><text:span text:style-name="T23">:</text:span><text:span text:style-name="T24"><text:s/>ankita05@gmail.com</text:span><text:span text:style-name="T25"/></text:p>
      <text:p text:style-name="P4"><text:span text:style-name="T26"/></text:p>
      <text:p text:style-name="P4"><text:span text:style-name="T26"/></text:p>
      <text:p text:style-name="P5"><text:span text:style-name="T27">2)<text:tab/></text:span><text:span text:style-name="T28">Email to Your Boss About a Problem (Requesting Help)</text:span><text:span text:style-name="T29"/></text:p>
      <text:p text:style-name="P6"><text:span text:style-name="T30">To:<text:s/></text:span><text:a xlink:href="mailto:tops@gmail.com"><text:span text:style-name="T32">tops@gmail.com</text:span></text:a><text:span text:style-name="T33"/></text:p>
      <text:p text:style-name="P6"><text:span text:style-name="T34">Subject:</text:span><text:span text:style-name="T35"><text:s text:c="2"/></text:span><text:span text:style-name="T36">Request for Assistance with [Problem Description]</text:span><text:span text:style-name="T37"/></text:p>
      <text:p text:style-name="P7"><text:span text:style-name="T38">Dear Sir,</text:span><text:span text:style-name="T39"/></text:p>
      <text:p text:style-name="P7"><text:span text:style-name="T40">I am currently facing an issue with [briefly describe the problem], and I am finding it challenging to resolve it on my own. I would greatly appreciate your guidance and support to help address this matter.</text:span><text:span text:style-name="T41"/></text:p>
      <text:p text:style-name="P8"><text:span text:style-name="T42">Please let me know if we can discuss this further.</text:span><text:span text:style-name="T43"/></text:p>
      <text:p text:style-name="P9"><text:span text:style-name="T44">Thank you for your help.</text:span><text:span text:style-name="T45"/></text:p>
      <text:p text:style-name="P9"><text:span text:style-name="T46">Best regards,<text:line-break/></text:span><text:span text:style-name="T47">Ankita Gondaliya<text:line-break/>Rajkot<text:line-break/>Email</text:span><text:span text:style-name="T48">:</text:span><text:span text:style-name="T49"><text:s/>ankita05@gmail.com</text:span><text:span text:style-name="T50"/></text:p>
      <text:p text:style-name="P9"><text:span text:style-name="T51"/></text:p>
      <text:p text:style-name="P10"><text:span text:style-name="T52">3)<text:tab/></text:span><text:span text:style-name="T53">Reminder Email</text:span></text:p>
      <text:p text:style-name="P11"><text:span text:style-name="T54">To:<text:s/></text:span><text:a xlink:href="mailto:tops@gmail.com"><text:span text:style-name="T56">tops@gmail.com</text:span></text:a><text:span text:style-name="T57"/></text:p>
      <text:p text:style-name="P11"><text:span text:style-name="T58">Subject</text:span><text:span text:style-name="T59">:</text:span><text:span text:style-name="T60"><text:s/>Reminder for Interview Schedule</text:span><text:span text:style-name="T61"/></text:p>
      <text:p text:style-name="P12"><text:span text:style-name="T62"><text:s text:c="5"/>Dear<text:s text:c="2"/>Sir,</text:span><text:span text:style-name="T63"/></text:p>
      <text:p text:style-name="P12"><text:span text:style-name="T64">I hope you are doing well. I am writing to kindly remind you about my interview scheduled with<text:s text:c="2"/>Industrials. I am very eager and excited about the opportunity to discuss how I can contribute to your team.</text:span><text:span text:style-name="T65"/></text:p>
      <text:p text:style-name="P12"><text:span text:style-name="T66">As per my understanding, the interview is scheduled for Tuesday, 10</text:span><text:span text:style-name="T67">th</text:span><text:span text:style-name="T68"><text:s/>january 2025at</text:span><text:span text:style-name="T69"><text:s/></text:span><text:span text:style-name="T70">10:00 AM. Kindly confirm if this date and time are convenient or if any changes are required.</text:span><text:span text:style-name="T71"/></text:p>
      <text:p text:style-name="P12"><text:span text:style-name="T72">Thank you very much for your time and consideration. I look forward to speaking with you.</text:span><text:span text:style-name="T73"/></text:p>
      <text:p text:style-name="P12"><text:span text:style-name="T74">Sincerely,<text:line-break/>Ankita Gondaliya<text:line-break/>Rajkot<text:line-break/>Email</text:span><text:span text:style-name="T75">:</text:span><text:span text:style-name="T76"><text:s/>ankita05@gmail.com</text:span><text:span text:style-name="T77"/></text:p>
      <text:p text:style-name="P13"><text:span text:style-name="T78"/></text:p>
      <text:p text:style-name="P14"><text:span text:style-name="T79">4)<text:tab/>Resignation Letter</text:span><text:span text:style-name="T80">:</text:span></text:p>
      <text:p text:style-name="P15"><text:span text:style-name="T81">To:</text:span><text:span text:style-name="T82"><text:s/></text:span><text:span text:style-name="T83">tops@gmail.com</text:span><text:span text:style-name="T84"/></text:p>
      <text:p text:style-name="P16"><text:span text:style-name="T85">Subject:</text:span><text:span text:style-name="T86"><text:s/></text:span><text:span text:style-name="T87">Resignation<text:s/></text:span><text:span text:style-name="T88">–</text:span><text:span text:style-name="T89"><text:s/>Ankita Gondaliya</text:span><text:span text:style-name="T90"/></text:p>
      <text:p text:style-name="P16"><text:span text:style-name="T91">Dear Sir,</text:span><text:span text:style-name="T92"/></text:p>
      <text:p text:style-name="P16"><text:span text:style-name="T93">I am writing to formally resign from my position as [Your Position] at [Company Name], effective [Last Working Day].</text:span><text:span text:style-name="T94"/></text:p>
      <text:p text:style-name="P16"><text:span text:style-name="T95">I sincerely appreciate the opportunities and support provided during my time here. I will ensure a smooth transition and assist in handing over my responsibilities.</text:span><text:span text:style-name="T96"/></text:p>
      <text:p text:style-name="P16"><text:span text:style-name="T97">Thank you for everything.</text:span><text:span text:style-name="T98"/></text:p>
      <text:p text:style-name="P16"><text:span text:style-name="T99">Best regards,</text:span><text:span text:style-name="T100"><text:line-break/></text:span><text:span text:style-name="T101">Ankita Gondaliya<text:line-break/>Rajkot<text:line-break/>Email</text:span><text:span text:style-name="T102">:</text:span><text:span text:style-name="T103"><text:s/></text:span><text:a xlink:href="mailto:ankita05@gmail.com"><text:span text:style-name="T105">ankita05@gmail.com</text:span></text:a><text:span text:style-name="T106"/></text:p>
      <text:p text:style-name="P17"><text:span text:style-name="T106"><text:s/></text:span></text:p>
      <text:p text:style-name="P17"><text:span text:style-name="T106"/></text:p>
      <text:p text:style-name="P18"><text:span text:style-name="T107">5)<text:tab/></text:span><text:span text:style-name="T108">Email of inquiry for Requesting information</text:span><text:span text:style-name="T109"/></text:p>
      <text:p text:style-name="P19"><text:span text:style-name="T110"/></text:p>
      <text:p text:style-name="P20"><text:span text:style-name="T111">To:</text:span><text:span text:style-name="T112"><text:s text:c="2"/></text:span><text:span text:style-name="T113">info@tops-int.com</text:span><text:span text:style-name="T114"><text:line-break/></text:span><text:span text:style-name="T115">Subject:</text:span><text:span text:style-name="T116"><text:s/></text:span><text:span text:style-name="T117">Inquiry Regarding Training Programs</text:span><text:span text:style-name="T118"/></text:p>
      <text:p text:style-name="P20"><text:span text:style-name="T119">Dear Tops Technologies Team,</text:span><text:span text:style-name="T120"/></text:p>
      <text:p text:style-name="P20"><text:span text:style-name="T121">I hope this message finds you well.<text:line-break/>I am writing to kindly request some information regarding the training programs offered at</text:span><text:span text:style-name="T122"><text:s/></text:span><text:span text:style-name="T123">Tops Technologies, Rajkot</text:span><text:span text:style-name="T124"/></text:p>
      <text:p text:style-name="P20"><text:span text:style-name="T125">I would like to know more about the available courses, their duration, fees, and the admission process. Your guidance will help me choose the most suitable program for my career growth.</text:span><text:span text:style-name="T126"/></text:p>
      <text:p text:style-name="P20"><text:span text:style-name="T127">Thank you for your time and assistance.<text:line-break/>I look forward to your kind response.</text:span><text:span text:style-name="T128"/></text:p>
      <text:p text:style-name="P20"><text:span text:style-name="T129"><text:line-break/></text:span><text:span text:style-name="T130">Sincerely,<text:line-break/>Ankita Gondaliya<text:line-break/>Rajkot<text:line-break/>Email</text:span><text:span text:style-name="T131">:</text:span><text:span text:style-name="T132"><text:s/>ankita05@gmail.com</text:span><text:span text:style-name="T133"/></text:p>
      <text:p text:style-name="P20"><text:span text:style-name="T134"><text:line-break/></text:span><text:span text:style-name="T135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1"><text:span text:style-name="T136"/></text:p>
      <text:p text:style-name="P22"><text:span text:style-name="T137"><text:line-break/></text:span><text:span text:style-name="T1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